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86587C7E67824F17A.png" manifest:media-type="image/png"/>
  <manifest:file-entry manifest:full-path="Pictures/10000201000000E1000000E19B4A40B94B2EFA0E.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fed7" officeooo:paragraph-rsid="000dfed7"/>
    </style:style>
    <style:style style:name="P2" style:family="paragraph" style:parent-style-name="Standard">
      <style:text-properties officeooo:rsid="000dfed7" officeooo:paragraph-rsid="000dfed7"/>
    </style:style>
    <style:style style:name="P3" style:family="paragraph" style:parent-style-name="Standard">
      <style:text-properties officeooo:rsid="001103bb" officeooo:paragraph-rsid="001103bb"/>
    </style:style>
    <style:style style:name="T1" style:family="text">
      <style:text-properties fo:color="#ff0000"/>
    </style:style>
    <style:style style:name="T2" style:family="text">
      <style:text-properties style:font-name="DejaVu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draw:frame draw:style-name="fr1" draw:name="Image1" text:anchor-type="char" svg:x="4.255cm" svg:y="0.413cm" svg:width="5.953cm" svg:height="5.953cm" draw:z-index="0"><draw:image xlink:href="Pictures/10000201000000E1000000E19B4A40B94B2EFA0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o só que parte 2 <text:span text:style-name="T2">‘-’</text:span></text:p>
      <text:p text:style-name="P3"/>
      <text:p text:style-name="P3"><text:tab/><text:tab/><text:tab/><text:tab/><text:tab/><text:span text:style-name="T1">=)</text:span></text:p>
      <text:p text:style-name="P3"><draw:frame draw:style-name="fr1" draw:name="Image2" text:anchor-type="char" svg:x="2.759cm" svg:y="1.111cm" svg:width="7.938cm" svg:height="4.445cm" draw:z-index="1"><draw:image xlink:href="Pictures/100002010000012C000000A86587C7E67824F17A.png" xlink:type="simple" xlink:show="embed" xlink:actuate="onLoad" loext:mime-type="image/png"/></draw:frame><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4T14:36:08.548162188</meta:creation-date>
    <dc:date>2022-04-14T15:17:18.888159252</dc:date>
    <meta:editing-duration>PT14M24S</meta:editing-duration>
    <meta:editing-cycles>4</meta:editing-cycles>
    <meta:generator>LibreOffice/6.4.7.2$Linux_X86_64 LibreOffice_project/40$Build-2</meta:generator>
    <meta:document-statistic meta:table-count="0" meta:image-count="2" meta:object-count="0" meta:page-count="1" meta:paragraph-count="3" meta:word-count="98" meta:character-count="605" meta:non-whitespace-character-count="505"/>
  </office:meta>
</office:document-meta>
</file>